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color="#C9211E"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fo:color="#C9211E"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fo:color="#C9211E"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fo:color="#C9211E"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8" style:parent-style-name="Fuentedepárrafopredeter." style:family="text">
      <style:text-properties fo:color="#C9211E" style:text-underline-type="single" style:text-underline-style="solid" style:text-underline-width="auto" style:text-underline-mode="continuous"/>
    </style:style>
    <style:style style:name="T9" style:parent-style-name="Fuentedepárrafopredeter." style:family="text">
      <style:text-properties fo:color="#C9211E" style:text-underline-type="single" style:text-underline-style="solid" style:text-underline-width="auto" style:text-underline-mode="continuous"/>
    </style:style>
    <style:style style:name="T10" style:parent-style-name="Fuentedepárrafopredeter." style:family="text">
      <style:text-properties fo:color="#C9211E"/>
    </style:style>
    <style:style style:name="T11" style:parent-style-name="Fuentedepárrafopredeter." style:family="text">
      <style:text-properties fo:color="#FF0000"/>
    </style:style>
    <style:style style:name="T12" style:parent-style-name="Fuentedepárrafopredeter." style:family="text">
      <style:text-properties fo:color="#FF0000"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fo:color="#FF0000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/>
      <text:p text:style-name="Standard"><text:tab/><text:tab/><text:tab/>MODELO RELACIONAL</text:p>
      <text:p text:style-name="Standard"><text:tab/><text:tab/><text:tab/></text:p>
      <text:p text:style-name="Standard"/>
      <text:p text:style-name="Standard">Usuario(<text:span text:style-name="T2">dni</text:span>,nombre,pago,Tipo,contraseña,correo,idPedido)</text:p>
      <text:p text:style-name="Standard"/>
      <text:p text:style-name="Standard">Almacén(<text:span text:style-name="T3">idAlmacén</text:span>,nombre,sección)</text:p>
      <text:p text:style-name="Standard"/>
      <text:p text:style-name="Standard">Producto(<text:span text:style-name="T4">idProducto</text:span>,nombre,tipo,stock,precio)</text:p>
      <text:p text:style-name="Standard"/>
      <text:p text:style-name="Standard">Pedido(<text:span text:style-name="T5">idPedido</text:span><text:span text:style-name="T6">,</text:span>factura,estado)</text:p>
      <text:p text:style-name="Standard"/>
      <text:p text:style-name="Standard">detallePedido(<text:span text:style-name="T7">i</text:span><text:span text:style-name="T8">dPedido,</text:span><text:span text:style-name="T9">producto</text:span><text:span text:style-name="T10">,</text:span>pago)</text:p>
      <text:p text:style-name="Standard"/>
      <text:p text:style-name="Standard">detalleProducto<text:span text:style-name="T11">(</text:span><text:span text:style-name="T12">producto,almacen</text:span><text:span text:style-name="T13">l</text:span>)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edro picapiedra</dc:creator>
    <meta:creation-date>2023-05-06T09:09:00Z</meta:creation-date>
    <dc:date>2023-05-06T09:26:00Z</dc:date>
    <meta:template xlink:href="Normal.dotm" xlink:type="simple"/>
    <meta:editing-cycles>7</meta:editing-cycles>
    <meta:editing-duration>PT2880S</meta:editing-duration>
    <meta:document-statistic meta:page-count="1" meta:paragraph-count="1" meta:word-count="43" meta:character-count="280" meta:row-count="1" meta:non-whitespace-character-count="238"/>
  </office:meta>
</office:document-meta>
</file>